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3cm" fo:min-width="0.2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2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0.2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9cm" fo:min-width="0.249cm"/>
    </style:style>
    <style:style style:name="P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2pt"/>
    </style:style>
    <style:style style:name="P2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Verdana" style:font-family-generic="swiss" style:font-pitch="variable" fo:font-size="11pt" fo:font-weight="bold"/>
    </style:style>
    <style:style style:name="P7" style:family="paragraph">
      <style:paragraph-properties fo:margin-left="0cm" fo:margin-right="0cm" fo:text-indent="0cm"/>
      <style:text-properties fo:font-family="FreeSans" style:font-family-generic="swiss" style:font-pitch="variable" fo:font-size="20pt"/>
    </style:style>
    <style:style style:name="T1" style:family="text">
      <style:text-properties fo:font-family="FreeSans" style:font-family-generic="swiss" style:font-pitch="variable" fo:font-size="12pt" fo:font-weight="bold"/>
    </style:style>
    <style:style style:name="T2" style:family="text">
      <style:text-properties fo:font-size="9pt"/>
    </style:style>
    <style:style style:name="T3" style:family="text">
      <style:text-properties fo:font-family="Verdana" style:font-family-generic="swiss" style:font-pitch="variable" fo:font-size="11pt" fo:font-weight="bold"/>
    </style:style>
    <style:style style:name="T4" style:family="text">
      <style:text-properties fo:color="#000000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1" draw:layer="layout" svg:width="5.133cm" svg:height="1.737cm" svg:x="2.633cm" svg:y="4.507cm">
          <text:p text:style-name="P1"><text:span text:style-name="T1">Agent_exists?</text:span></text:p>
        </draw:ellipse>
        <draw:ellipse draw:style-name="gr1" draw:text-style-name="P2" draw:id="id3" draw:layer="layout" svg:width="5.034cm" svg:height="1.529cm" svg:x="10.873cm" svg:y="5.171cm">
          <text:p text:style-name="P1"><text:span text:style-name="T1">Process_agent_xml</text:span></text:p>
        </draw:ellipse>
        <draw:connector draw:style-name="gr2" draw:text-style-name="P3" draw:layer="layout" draw:type="curve" svg:x1="7.766cm" svg:y1="5.375cm" svg:x2="10.829cm" svg:y2="3.587cm" draw:start-shape="id1" draw:end-shape="id2">
          <text:p text:style-name="P4"/>
        </draw:connector>
        <draw:connector draw:style-name="gr2" draw:text-style-name="P3" draw:layer="layout" draw:type="curve" svg:x1="7.766cm" svg:y1="5.375cm" svg:x2="10.873cm" svg:y2="5.935cm" draw:start-shape="id1" draw:start-glue-point="1" draw:end-shape="id3">
          <text:p text:style-name="P4"/>
        </draw:connector>
        <draw:frame draw:style-name="gr3" draw:text-style-name="P4" draw:layer="layout" svg:width="9.101cm" svg:height="1.414cm" svg:x="19.791cm" svg:y="0.583cm">
          <draw:text-box>
            <text:p text:style-name="P4">Pandora Data Server</text:p>
            <text:p text:style-name="P4"><text:span text:style-name="T2"><text:s text:c="67"/></text:span><text:span text:style-name="T2">2006 Dec 26</text:span></text:p>
          </draw:text-box>
        </draw:frame>
        <draw:ellipse draw:style-name="gr1" draw:text-style-name="P2" draw:id="id2" draw:layer="layout" svg:width="4.583cm" svg:height="1.737cm" svg:x="10.829cm" svg:y="2.719cm">
          <text:p text:style-name="P1"><text:span text:style-name="T1">Agent_create</text:span></text:p>
        </draw:ellipse>
        <draw:ellipse draw:style-name="gr1" draw:text-style-name="P6" draw:id="id10" draw:layer="layout" svg:width="5.963cm" svg:height="1.88cm" svg:x="18.22cm" svg:y="15.212cm">
          <text:p text:style-name="P5"><text:span text:style-name="T3">update_data_module</text:span></text:p>
        </draw:ellipse>
        <draw:ellipse draw:style-name="gr1" draw:text-style-name="P6" draw:id="id5" draw:layer="layout" svg:width="4.53cm" svg:height="1.744cm" svg:x="3.573cm" svg:y="18.805cm">
          <text:p text:style-name="P5"><text:span text:style-name="T3">Check_alert</text:span></text:p>
        </draw:ellipse>
        <draw:connector draw:style-name="gr2" draw:text-style-name="P3" draw:layer="layout" draw:type="curve" svg:x1="5.306cm" svg:y1="16.086cm" svg:x2="5.838cm" svg:y2="18.805cm" draw:start-shape="id4" draw:start-glue-point="2" draw:end-shape="id5" draw:end-glue-point="0">
          <text:p text:style-name="P4"/>
        </draw:connector>
        <draw:ellipse draw:style-name="gr1" draw:text-style-name="P2" draw:id="id6" draw:layer="layout" svg:width="5.034cm" svg:height="1.529cm" svg:x="11.666cm" svg:y="7.766cm">
          <text:p text:style-name="P1"><text:span text:style-name="T1">update_agent_status</text:span></text:p>
        </draw:ellipse>
        <draw:connector draw:style-name="gr2" draw:text-style-name="P3" draw:layer="layout" draw:type="curve" svg:x1="5.199cm" svg:y1="6.244cm" svg:x2="11.666cm" svg:y2="8.53cm" draw:start-shape="id1" draw:start-glue-point="2" draw:end-shape="id6" draw:end-glue-point="3">
          <text:p text:style-name="P4"/>
        </draw:connector>
        <draw:frame draw:style-name="gr4" draw:text-style-name="P7" draw:layer="layout" svg:width="4.973cm" svg:height="0.84cm" svg:x="3.123cm" svg:y="2.245cm">
          <draw:text-box>
            <text:p text:style-name="P7"><text:span text:style-name="T4">#3 Process XML Agent</text:span></text:p>
          </draw:text-box>
        </draw:frame>
        <draw:ellipse draw:style-name="gr1" draw:text-style-name="P2" draw:id="id4" draw:layer="layout" svg:width="5.133cm" svg:height="1.737cm" svg:x="2.74cm" svg:y="14.349cm">
          <text:p text:style-name="P1"><text:span text:style-name="T1">Module_exists?</text:span></text:p>
        </draw:ellipse>
        <draw:ellipse draw:style-name="gr1" draw:text-style-name="P2" draw:id="id8" draw:layer="layout" svg:width="5.034cm" svg:height="1.529cm" svg:x="10.98cm" svg:y="15.013cm">
          <text:p text:style-name="P1"><text:span text:style-name="T1">Check_changes</text:span></text:p>
        </draw:ellipse>
        <draw:connector draw:style-name="gr2" draw:text-style-name="P3" draw:layer="layout" draw:type="curve" svg:x1="7.873cm" svg:y1="15.217cm" svg:x2="10.936cm" svg:y2="13.429cm" draw:start-shape="id4" draw:end-shape="id7">
          <text:p text:style-name="P4"/>
        </draw:connector>
        <draw:connector draw:style-name="gr2" draw:text-style-name="P3" draw:layer="layout" draw:type="curve" svg:x1="7.873cm" svg:y1="15.217cm" svg:x2="10.98cm" svg:y2="15.777cm" draw:start-shape="id4" draw:start-glue-point="1" draw:end-shape="id8">
          <text:p text:style-name="P4"/>
        </draw:connector>
        <draw:ellipse draw:style-name="gr1" draw:text-style-name="P2" draw:id="id7" draw:layer="layout" svg:width="4.583cm" svg:height="1.737cm" svg:x="10.936cm" svg:y="12.561cm">
          <text:p text:style-name="P1"><text:span text:style-name="T1">Module_create</text:span></text:p>
        </draw:ellipse>
        <draw:ellipse draw:style-name="gr1" draw:text-style-name="P2" draw:id="id9" draw:layer="layout" svg:width="6.747cm" svg:height="1.918cm" svg:x="11.773cm" svg:y="17.608cm">
          <text:p text:style-name="P1"><text:span text:style-name="T1">update_agentmodule.status</text:span></text:p>
        </draw:ellipse>
        <draw:connector draw:style-name="gr2" draw:text-style-name="P3" draw:layer="layout" draw:type="curve" svg:x1="5.306cm" svg:y1="16.086cm" svg:x2="11.773cm" svg:y2="18.567cm" draw:start-shape="id4" draw:start-glue-point="2" draw:end-shape="id9" draw:end-glue-point="3">
          <text:p text:style-name="P4"/>
        </draw:connector>
        <draw:frame draw:style-name="gr5" draw:text-style-name="P7" draw:layer="layout" svg:width="4.764cm" svg:height="1.02cm" svg:x="3.598cm" svg:y="11.695cm">
          <draw:text-box>
            <text:p text:style-name="P7"><text:span text:style-name="T4">#4 Process XML Data</text:span></text:p>
          </draw:text-box>
        </draw:frame>
        <draw:frame draw:style-name="gr4" draw:text-style-name="P7" draw:layer="layout" svg:width="0.983cm" svg:height="0.84cm" svg:x="8.363cm" svg:y="3.28cm">
          <draw:text-box>
            <text:p text:style-name="P7"><text:span text:style-name="T4">NO</text:span></text:p>
          </draw:text-box>
        </draw:frame>
        <draw:frame draw:style-name="gr6" draw:text-style-name="P7" draw:layer="layout" svg:width="0.987cm" svg:height="0.84cm" svg:x="9.048cm" svg:y="12.753cm">
          <draw:text-box>
            <text:p text:style-name="P7"><text:span text:style-name="T4">NO</text:span></text:p>
          </draw:text-box>
        </draw:frame>
        <draw:connector draw:style-name="gr2" draw:text-style-name="P3" draw:layer="layout" draw:type="curve" svg:x1="16.014cm" svg:y1="15.777cm" svg:x2="18.22cm" svg:y2="16.152cm" draw:start-shape="id8" draw:start-glue-point="1" draw:end-shape="id10" draw:end-glue-point="3">
          <text:p text:style-name="P4"/>
        </draw:connector>
        <draw:frame draw:style-name="gr7" draw:text-style-name="P7" draw:layer="layout" svg:width="0.97cm" svg:height="0.84cm" svg:x="19.032cm" svg:y="13.222cm">
          <draw:text-box>
            <text:p text:style-name="P7"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fill="solid" draw:fill-color="#00b8ff" draw:fill-gradient-name="Gradient_20_7" draw:fill-hatch-name="Hatch_20_91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0.53cm" fo:margin-left="0.347cm" fo:margin-right="0.352cm" fo:page-width="30.2cm" fo:page-height="22.0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2-13T17:10:56</meta:creation-date>
    <dc:date>2006-12-26T23:35:28</dc:date>
    <dc:language>en-US</dc:language>
    <meta:editing-cycles>9</meta:editing-cycles>
    <meta:editing-duration>PT3H4M3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